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Sans" svg:font-family="DejaVuSan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cccccc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cc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pt" style:font-size-asian="17pt" style:font-size-complex="17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solid" draw:fill-color="#0000cc"/>
    </style:style>
    <style:style style:name="T1" style:family="text">
      <style:text-properties fo:color="#000000" style:font-name="DejaVuSans1" fo:font-size="17pt" style:font-size-asian="17pt" style:font-name-complex="DejaVuSans1" style:font-size-complex="17pt"/>
    </style:style>
    <style:style style:name="T2" style:family="text">
      <style:text-properties fo:color="#000000" style:font-name="DejaVuSans1" fo:font-size="9pt" fo:font-weight="bold" style:font-size-asian="9pt" style:font-name-complex="DejaVuSans1" style:font-size-complex="9pt" style:font-weight-complex="bold"/>
    </style:style>
    <style:style style:name="T3" style:family="text">
      <style:text-properties fo:color="#000000" style:font-name="DejaVuSans1" fo:font-size="9pt" style:font-size-asian="9pt" style:font-name-complex="DejaVuSans1" style:font-size-complex="9pt"/>
    </style:style>
    <style:style style:name="T4" style:family="text">
      <style:text-properties fo:color="#0000cc" style:font-name="DejaVuSans1" fo:font-size="9pt" style:font-size-asian="9pt" style:font-name-complex="DejaVuSans1" style:font-size-complex="9pt"/>
    </style:style>
    <style:style style:name="T5" style:family="text">
      <style:text-properties fo:color="#666666" style:font-name="DejaVuSans1" fo:font-size="12pt" style:font-size-asian="12pt" style:font-name-complex="DejaVuSans1" style:font-size-complex="12pt"/>
    </style:style>
    <style:style style:name="T6" style:family="text">
      <style:text-properties fo:color="#000000" style:font-name="DejaVuSans1" fo:font-size="10.5pt" fo:font-weight="bold" style:font-size-asian="10.5pt" style:font-name-complex="DejaVuSans1" style:font-size-complex="10.5pt" style:font-weight-complex="bold"/>
    </style:style>
    <style:style style:name="T7" style:family="text">
      <style:text-properties fo:color="#666666" style:font-name="DejaVuSans1" fo:font-size="9pt" style:font-size-asian="9pt" style:font-name-complex="DejaVuSan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85cm" svg:height="0.7cm" svg:x="2.54cm" svg:y="2.95cm">
          <draw:text-box>
            <text:p text:style-name="P1"><text:span text:style-name="T1">Linda Njau</text:span></text:p>
          </draw:text-box>
        </draw:frame>
        <draw:frame draw:style-name="gr2" draw:text-style-name="P3" draw:layer="layout" svg:width="3.228cm" svg:height="0.374cm" svg:x="2.54cm" svg:y="3.862cm">
          <draw:text-box>
            <text:p text:style-name="P1"><text:span text:style-name="T2">Backend Engineer</text:span></text:p>
          </draw:text-box>
        </draw:frame>
        <draw:frame draw:style-name="gr2" draw:text-style-name="P3" draw:layer="layout" svg:width="1.141cm" svg:height="0.374cm" svg:x="2.54cm" svg:y="4.321cm">
          <draw:text-box>
            <text:p text:style-name="P1"><text:span text:style-name="T3">Nairobi</text:span></text:p>
          </draw:text-box>
        </draw:frame>
        <draw:frame draw:style-name="gr2" draw:text-style-name="P3" draw:layer="layout" svg:width="3.859cm" svg:height="0.374cm" svg:x="2.54cm" svg:y="4.78cm">
          <draw:text-box>
            <text:p text:style-name="P1"><text:span text:style-name="T4">lindanjau21@gmail.com</text:span></text:p>
          </draw:text-box>
        </draw:frame>
        <draw:frame draw:style-name="gr2" draw:text-style-name="P3" draw:layer="layout" svg:width="2.91cm" svg:height="0.374cm" svg:x="2.54cm" svg:y="5.238cm">
          <draw:text-box>
            <text:p text:style-name="P1"><text:span text:style-name="T3">+254 712 995954</text:span></text:p>
          </draw:text-box>
        </draw:frame>
        <draw:frame draw:style-name="gr2" draw:text-style-name="P3" draw:layer="layout" svg:width="16.034cm" svg:height="0.374cm" svg:x="2.54cm" svg:y="6.014cm">
          <draw:text-box>
            <text:p text:style-name="P1"><text:span text:style-name="T3">Motivated and adaptable professional with a proven track record in diverse roles, including business</text:span></text:p>
          </draw:text-box>
        </draw:frame>
        <draw:frame draw:style-name="gr2" draw:text-style-name="P3" draw:layer="layout" svg:width="15.894cm" svg:height="0.374cm" svg:x="2.54cm" svg:y="6.473cm">
          <draw:text-box>
            <text:p text:style-name="P1"><text:span text:style-name="T3">development and digital marketing, now poised to transition into the dynamic tech industry. With a</text:span></text:p>
          </draw:text-box>
        </draw:frame>
        <draw:frame draw:style-name="gr2" draw:text-style-name="P3" draw:layer="layout" svg:width="15.898cm" svg:height="0.374cm" svg:x="2.54cm" svg:y="6.931cm">
          <draw:text-box>
            <text:p text:style-name="P1"><text:span text:style-name="T3">solid foundation in full-stack engineering and specialized expertise in backend development gained</text:span></text:p>
          </draw:text-box>
        </draw:frame>
        <draw:frame draw:style-name="gr2" draw:text-style-name="P3" draw:layer="layout" svg:width="16.127cm" svg:height="0.374cm" svg:x="2.54cm" svg:y="7.39cm">
          <draw:text-box>
            <text:p text:style-name="P1"><text:span text:style-name="T3">from a rigorous one-year program, I offer a unique blend of skills and experiences. Eager to leverage</text:span></text:p>
          </draw:text-box>
        </draw:frame>
        <draw:frame draw:style-name="gr2" draw:text-style-name="P3" draw:layer="layout" svg:width="14.992cm" svg:height="0.374cm" svg:x="2.54cm" svg:y="7.849cm">
          <draw:text-box>
            <text:p text:style-name="P1"><text:span text:style-name="T3">my technical acumen, combined with strengths in strategy, marketing, and client relationship</text:span></text:p>
          </draw:text-box>
        </draw:frame>
        <draw:frame draw:style-name="gr2" draw:text-style-name="P3" draw:layer="layout" svg:width="9.739cm" svg:height="0.374cm" svg:x="2.54cm" svg:y="8.307cm">
          <draw:text-box>
            <text:p text:style-name="P1"><text:span text:style-name="T3">management, to excel in the fast-paced world of technology.</text:span></text:p>
          </draw:text-box>
        </draw:frame>
        <draw:line draw:style-name="gr3" draw:text-style-name="P4" draw:layer="layout" svg:x1="19.05cm" svg:y1="10.918cm" svg:x2="2.54cm" svg:y2="10.918cm">
          <text:p/>
        </draw:line>
        <draw:frame draw:style-name="gr4" draw:text-style-name="P5" draw:layer="layout" svg:width="3.596cm" svg:height="0.497cm" svg:x="2.54cm" svg:y="10.247cm">
          <draw:text-box>
            <text:p text:style-name="P1"><text:span text:style-name="T5">Work Experience</text:span></text:p>
          </draw:text-box>
        </draw:frame>
        <draw:frame draw:style-name="gr5" draw:text-style-name="P6" draw:layer="layout" svg:width="6.686cm" svg:height="0.433cm" svg:x="2.54cm" svg:y="11.235cm">
          <draw:text-box>
            <text:p text:style-name="P1"><text:span text:style-name="T6">Business Development Manager</text:span></text:p>
          </draw:text-box>
        </draw:frame>
        <draw:frame draw:style-name="gr2" draw:text-style-name="P3" draw:layer="layout" svg:width="4.837cm" svg:height="0.374cm" svg:x="2.54cm" svg:y="11.729cm">
          <draw:text-box>
            <text:p text:style-name="P1"><text:span text:style-name="T7">Avetina Life Sciences</text:span><text:span text:style-name="T3"> - </text:span><text:span text:style-name="T7">Nairobi</text:span></text:p>
          </draw:text-box>
        </draw:frame>
        <draw:frame draw:style-name="gr2" draw:text-style-name="P3" draw:layer="layout" svg:width="5.865cm" svg:height="0.374cm" svg:x="2.54cm" svg:y="12.188cm">
          <draw:text-box>
            <text:p text:style-name="P1"><text:span text:style-name="T7">September 2021 to September 2022</text:span></text:p>
          </draw:text-box>
        </draw:frame>
        <draw:frame draw:style-name="gr2" draw:text-style-name="P3" draw:layer="layout" svg:width="13.638cm" svg:height="0.374cm" svg:x="2.54cm" svg:y="12.805cm">
          <draw:text-box>
            <text:p text:style-name="P1"><text:span text:style-name="T3">• </text:span><text:span text:style-name="T3">Strategized, developed, and executed marketing plans to acquire and retain clients</text:span></text:p>
          </draw:text-box>
        </draw:frame>
        <draw:frame draw:style-name="gr2" draw:text-style-name="P3" draw:layer="layout" svg:width="16.411cm" svg:height="0.374cm" svg:x="2.54cm" svg:y="13.264cm">
          <draw:text-box>
            <text:p text:style-name="P1"><text:span text:style-name="T3">• </text:span><text:span text:style-name="T3">Developed campaigns based on customer interactions with the company's brand fostering long-term</text:span></text:p>
          </draw:text-box>
        </draw:frame>
        <draw:frame draw:style-name="gr2" draw:text-style-name="P3" draw:layer="layout" svg:width="1.488cm" svg:height="0.374cm" svg:x="2.54cm" svg:y="13.722cm">
          <draw:text-box>
            <text:p text:style-name="P1"><text:span text:style-name="T3">relations.</text:span></text:p>
          </draw:text-box>
        </draw:frame>
        <draw:frame draw:style-name="gr2" draw:text-style-name="P3" draw:layer="layout" svg:width="16.063cm" svg:height="0.374cm" svg:x="2.54cm" svg:y="14.181cm">
          <draw:text-box>
            <text:p text:style-name="P1"><text:span text:style-name="T3">• </text:span><text:span text:style-name="T3">Created reporting around paid marketing funnels, and leveraged this to incrementally improve the</text:span></text:p>
          </draw:text-box>
        </draw:frame>
        <draw:frame draw:style-name="gr2" draw:text-style-name="P3" draw:layer="layout" svg:width="2.584cm" svg:height="0.374cm" svg:x="2.54cm" svg:y="14.64cm">
          <draw:text-box>
            <text:p text:style-name="P1"><text:span text:style-name="T3">conversion rate.</text:span></text:p>
          </draw:text-box>
        </draw:frame>
        <draw:frame draw:style-name="gr2" draw:text-style-name="P3" draw:layer="layout" svg:width="15.691cm" svg:height="0.374cm" svg:x="2.54cm" svg:y="15.098cm">
          <draw:text-box>
            <text:p text:style-name="P1"><text:span text:style-name="T3">• </text:span><text:span text:style-name="T3">Established in-house knowledge of marketing content in collaboration with other team members</text:span></text:p>
          </draw:text-box>
        </draw:frame>
        <draw:frame draw:style-name="gr5" draw:text-style-name="P6" draw:layer="layout" svg:width="5.759cm" svg:height="0.433cm" svg:x="2.54cm" svg:y="15.839cm">
          <draw:text-box>
            <text:p text:style-name="P1"><text:span text:style-name="T6">Digital Marketing Associate</text:span></text:p>
          </draw:text-box>
        </draw:frame>
        <draw:frame draw:style-name="gr2" draw:text-style-name="P3" draw:layer="layout" svg:width="6.039cm" svg:height="0.374cm" svg:x="2.54cm" svg:y="16.333cm">
          <draw:text-box>
            <text:p text:style-name="P1"><text:span text:style-name="T7">Smart Household Appliances</text:span><text:span text:style-name="T3"> - </text:span><text:span text:style-name="T7">Nairobi</text:span></text:p>
          </draw:text-box>
        </draw:frame>
        <draw:frame draw:style-name="gr2" draw:text-style-name="P3" draw:layer="layout" svg:width="5.755cm" svg:height="0.374cm" svg:x="2.54cm" svg:y="16.792cm">
          <draw:text-box>
            <text:p text:style-name="P1"><text:span text:style-name="T7">December 2020 to September 2021</text:span></text:p>
          </draw:text-box>
        </draw:frame>
        <draw:frame draw:style-name="gr2" draw:text-style-name="P3" draw:layer="layout" svg:width="15.17cm" svg:height="0.374cm" svg:x="2.54cm" svg:y="17.409cm">
          <draw:text-box>
            <text:p text:style-name="P1"><text:span text:style-name="T3">• </text:span><text:span text:style-name="T3">Tracked and reported on ad campaign performance and reformulated strategies accordingly.</text:span></text:p>
          </draw:text-box>
        </draw:frame>
        <draw:frame draw:style-name="gr2" draw:text-style-name="P3" draw:layer="layout" svg:width="16.779cm" svg:height="0.374cm" svg:x="2.54cm" svg:y="17.868cm">
          <draw:text-box>
            <text:p text:style-name="P1"><text:span text:style-name="T3">• </text:span><text:span text:style-name="T3">Created and monitored KPIs monthly tracking the growth of social media pages and expansion to other</text:span></text:p>
          </draw:text-box>
        </draw:frame>
        <draw:frame draw:style-name="gr2" draw:text-style-name="P3" draw:layer="layout" svg:width="1.581cm" svg:height="0.374cm" svg:x="2.54cm" svg:y="18.326cm">
          <draw:text-box>
            <text:p text:style-name="P1"><text:span text:style-name="T3">countries.</text:span></text:p>
          </draw:text-box>
        </draw:frame>
        <draw:frame draw:style-name="gr2" draw:text-style-name="P3" draw:layer="layout" svg:width="15.107cm" svg:height="0.374cm" svg:x="2.54cm" svg:y="18.785cm">
          <draw:text-box>
            <text:p text:style-name="P1"><text:span text:style-name="T3">• </text:span><text:span text:style-name="T3">Engaged and utilized Influencer marketing to increase reach of business social media pages.</text:span></text:p>
          </draw:text-box>
        </draw:frame>
        <draw:frame draw:style-name="gr2" draw:text-style-name="P3" draw:layer="layout" svg:width="13.333cm" svg:height="0.374cm" svg:x="2.54cm" svg:y="19.243cm">
          <draw:text-box>
            <text:p text:style-name="P1"><text:span text:style-name="T3">• </text:span><text:span text:style-name="T3">Scheduled posts across platforms ensuring peak performance and reach of posts.</text:span></text:p>
          </draw:text-box>
        </draw:frame>
        <draw:frame draw:style-name="gr2" draw:text-style-name="P3" draw:layer="layout" svg:width="16.347cm" svg:height="0.374cm" svg:x="2.54cm" svg:y="19.702cm">
          <draw:text-box>
            <text:p text:style-name="P1"><text:span text:style-name="T3">• </text:span><text:span text:style-name="T3">Strategized, developed, and managed paid digital marketing across Instagram, and Facebook with a</text:span></text:p>
          </draw:text-box>
        </draw:frame>
        <draw:frame draw:style-name="gr2" draw:text-style-name="P3" draw:layer="layout" svg:width="2.644cm" svg:height="0.374cm" svg:x="2.54cm" svg:y="20.161cm">
          <draw:text-box>
            <text:p text:style-name="P1"><text:span text:style-name="T3">monthly budget.</text:span></text:p>
          </draw:text-box>
        </draw:frame>
        <draw:frame draw:style-name="gr5" draw:text-style-name="P6" draw:layer="layout" svg:width="7.575cm" svg:height="0.433cm" svg:x="2.54cm" svg:y="20.901cm">
          <draw:text-box>
            <text:p text:style-name="P1"><text:span text:style-name="T6">Monitoring and Evaluation Assistant</text:span></text:p>
          </draw:text-box>
        </draw:frame>
        <draw:frame draw:style-name="gr2" draw:text-style-name="P3" draw:layer="layout" svg:width="5.019cm" svg:height="0.374cm" svg:x="2.54cm" svg:y="21.395cm">
          <draw:text-box>
            <text:p text:style-name="P1"><text:span text:style-name="T7">NAIROBI CITY COUNTY</text:span><text:span text:style-name="T3"> - </text:span><text:span text:style-name="T7">Nairobi</text:span></text:p>
          </draw:text-box>
        </draw:frame>
        <draw:frame draw:style-name="gr2" draw:text-style-name="P3" draw:layer="layout" svg:width="4.68cm" svg:height="0.374cm" svg:x="2.54cm" svg:y="21.854cm">
          <draw:text-box>
            <text:p text:style-name="P1"><text:span text:style-name="T7">July 2019 to September 2019</text:span></text:p>
          </draw:text-box>
        </draw:frame>
        <draw:frame draw:style-name="gr2" draw:text-style-name="P3" draw:layer="layout" svg:width="16.076cm" svg:height="0.374cm" svg:x="2.54cm" svg:y="22.471cm">
          <draw:text-box>
            <text:p text:style-name="P1"><text:span text:style-name="T3">• </text:span><text:span text:style-name="T3">Collaborated with finance and purchasing departments to ensure efficient procurement of facilities</text:span></text:p>
          </draw:text-box>
        </draw:frame>
        <draw:frame draw:style-name="gr2" draw:text-style-name="P3" draw:layer="layout" svg:width="5.62cm" svg:height="0.374cm" svg:x="2.54cm" svg:y="22.93cm">
          <draw:text-box>
            <text:p text:style-name="P1"><text:span text:style-name="T3">required to ensure project success.</text:span></text:p>
          </draw:text-box>
        </draw:frame>
        <draw:frame draw:style-name="gr2" draw:text-style-name="P3" draw:layer="layout" svg:width="16.792cm" svg:height="0.374cm" svg:x="2.54cm" svg:y="23.389cm">
          <draw:text-box>
            <text:p text:style-name="P1"><text:span text:style-name="T3">• </text:span><text:span text:style-name="T3">Recorded minutes for public health meetings towards better management of public hospitals in Nairobi</text:span></text:p>
          </draw:text-box>
        </draw:frame>
        <draw:frame draw:style-name="gr2" draw:text-style-name="P3" draw:layer="layout" svg:width="1.187cm" svg:height="0.374cm" svg:x="2.54cm" svg:y="23.847cm">
          <draw:text-box>
            <text:p text:style-name="P1"><text:span text:style-name="T3">county.</text:span></text:p>
          </draw:text-box>
        </draw:frame>
        <draw:frame draw:style-name="gr2" draw:text-style-name="P3" draw:layer="layout" svg:width="16.216cm" svg:height="0.374cm" svg:x="2.54cm" svg:y="24.306cm">
          <draw:text-box>
            <text:p text:style-name="P1"><text:span text:style-name="T3">• </text:span><text:span text:style-name="T3">Collaborated with field workers to clean and record raw data acquired from several county projects.</text:span></text:p>
          </draw:text-box>
        </draw:frame>
      </draw:page>
      <draw:page draw:name="page2" draw:style-name="dp1" draw:master-page-name="master-page36">
        <draw:line draw:style-name="gr3" draw:text-style-name="P4" draw:layer="layout" svg:x1="19.05cm" svg:y1="4.392cm" svg:x2="2.54cm" svg:y2="4.392cm">
          <text:p/>
        </draw:line>
        <draw:frame draw:style-name="gr2" draw:text-style-name="P3" draw:layer="layout" svg:width="13.947cm" svg:height="0.374cm" svg:x="2.54cm" svg:y="2.557cm">
          <draw:text-box>
            <text:p text:style-name="P1"><text:span text:style-name="T3">• </text:span><text:span text:style-name="T3">Analyzed data using excel spreadsheets to determine the progress of county projects</text:span></text:p>
          </draw:text-box>
        </draw:frame>
        <draw:frame draw:style-name="gr4" draw:text-style-name="P5" draw:layer="layout" svg:width="2.102cm" svg:height="0.497cm" svg:x="2.54cm" svg:y="3.721cm">
          <draw:text-box>
            <text:p text:style-name="P1"><text:span text:style-name="T5">Education</text:span></text:p>
          </draw:text-box>
        </draw:frame>
        <draw:frame draw:style-name="gr5" draw:text-style-name="P6" draw:layer="layout" svg:width="9.146cm" svg:height="0.433cm" svg:x="2.54cm" svg:y="4.709cm">
          <draw:text-box>
            <text:p text:style-name="P1"><text:span text:style-name="T6">Bachelor's degree in Strategic Management</text:span></text:p>
          </draw:text-box>
        </draw:frame>
        <draw:frame draw:style-name="gr2" draw:text-style-name="P3" draw:layer="layout" svg:width="8.93cm" svg:height="0.374cm" svg:x="2.54cm" svg:y="5.203cm">
          <draw:text-box>
            <text:p text:style-name="P1"><text:span text:style-name="T3">Jomo Kenyatta University of Agriculture and Technology</text:span></text:p>
          </draw:text-box>
        </draw:frame>
        <draw:line draw:style-name="gr3" draw:text-style-name="P4" draw:layer="layout" svg:x1="19.05cm" svg:y1="7.496cm" svg:x2="2.54cm" svg:y2="7.496cm">
          <text:p/>
        </draw:line>
        <draw:frame draw:style-name="gr2" draw:text-style-name="P3" draw:layer="layout" svg:width="4.836cm" svg:height="0.374cm" svg:x="2.54cm" svg:y="5.661cm">
          <draw:text-box>
            <text:p text:style-name="P1"><text:span text:style-name="T7">September 2016 to April 2021</text:span></text:p>
          </draw:text-box>
        </draw:frame>
        <draw:frame draw:style-name="gr4" draw:text-style-name="P5" draw:layer="layout" svg:width="1.09cm" svg:height="0.497cm" svg:x="2.54cm" svg:y="6.825cm">
          <draw:text-box>
            <text:p text:style-name="P1"><text:span text:style-name="T5">Skills</text:span></text:p>
          </draw:text-box>
        </draw:frame>
        <draw:frame draw:style-name="gr2" draw:text-style-name="P3" draw:layer="layout" svg:width="1.391cm" svg:height="0.374cm" svg:x="2.54cm" svg:y="7.769cm">
          <draw:text-box>
            <text:p text:style-name="P1"><text:span text:style-name="T3">• </text:span><text:span text:style-name="T3">Python</text:span></text:p>
          </draw:text-box>
        </draw:frame>
        <draw:frame draw:style-name="gr2" draw:text-style-name="P3" draw:layer="layout" svg:width="1.835cm" svg:height="0.374cm" svg:x="2.54cm" svg:y="8.323cm">
          <draw:text-box>
            <text:p text:style-name="P1"><text:span text:style-name="T3">• </text:span><text:span text:style-name="T3">B2B sales</text:span></text:p>
          </draw:text-box>
        </draw:frame>
        <draw:frame draw:style-name="gr2" draw:text-style-name="P3" draw:layer="layout" svg:width="3.749cm" svg:height="0.374cm" svg:x="2.54cm" svg:y="8.877cm">
          <draw:text-box>
            <text:p text:style-name="P1"><text:span text:style-name="T3">• </text:span><text:span text:style-name="T3">Social media strategy</text:span></text:p>
          </draw:text-box>
        </draw:frame>
        <draw:frame draw:style-name="gr2" draw:text-style-name="P3" draw:layer="layout" svg:width="0.51cm" svg:height="0.374cm" svg:x="2.54cm" svg:y="9.431cm">
          <draw:text-box>
            <text:p text:style-name="P1"><text:span text:style-name="T3">• </text:span><text:span text:style-name="T3">C</text:span></text:p>
          </draw:text-box>
        </draw:frame>
        <draw:frame draw:style-name="gr2" draw:text-style-name="P3" draw:layer="layout" svg:width="3.215cm" svg:height="0.374cm" svg:x="2.54cm" svg:y="9.985cm">
          <draw:text-box>
            <text:p text:style-name="P1"><text:span text:style-name="T3">• </text:span><text:span text:style-name="T3">Strategic planning</text:span></text:p>
          </draw:text-box>
        </draw:frame>
        <draw:frame draw:style-name="gr2" draw:text-style-name="P3" draw:layer="layout" svg:width="3.677cm" svg:height="0.374cm" svg:x="2.54cm" svg:y="10.539cm">
          <draw:text-box>
            <text:p text:style-name="P1"><text:span text:style-name="T3">• </text:span><text:span text:style-name="T3">Communication skills</text:span></text:p>
          </draw:text-box>
        </draw:frame>
        <draw:line draw:style-name="gr3" draw:text-style-name="P4" draw:layer="layout" svg:x1="19.05cm" svg:y1="12.848cm" svg:x2="2.54cm" svg:y2="12.848cm">
          <text:p/>
        </draw:line>
        <draw:frame draw:style-name="gr2" draw:text-style-name="P3" draw:layer="layout" svg:width="3.021cm" svg:height="0.374cm" svg:x="2.54cm" svg:y="11.093cm">
          <draw:text-box>
            <text:p text:style-name="P1"><text:span text:style-name="T3">• </text:span><text:span text:style-name="T3">Digital Marketing</text:span></text:p>
          </draw:text-box>
        </draw:frame>
        <draw:frame draw:style-name="gr4" draw:text-style-name="P5" draw:layer="layout" svg:width="2.305cm" svg:height="0.497cm" svg:x="2.54cm" svg:y="12.177cm">
          <draw:text-box>
            <text:p text:style-name="P1"><text:span text:style-name="T5">Languages</text:span></text:p>
          </draw:text-box>
        </draw:frame>
        <draw:frame draw:style-name="gr2" draw:text-style-name="P3" draw:layer="layout" svg:width="2.754cm" svg:height="0.374cm" svg:x="2.459cm" svg:y="13.2cm">
          <draw:text-box>
            <text:p text:style-name="P1"><text:span text:style-name="T3">• </text:span><text:span text:style-name="T3">English - Fluent</text:span></text:p>
          </draw:text-box>
        </draw:frame>
        <draw:line draw:style-name="gr3" draw:text-style-name="P4" draw:layer="layout" svg:x1="19.05cm" svg:y1="15.494cm" svg:x2="2.54cm" svg:y2="15.494cm">
          <text:p/>
        </draw:line>
        <draw:frame draw:style-name="gr2" draw:text-style-name="P3" draw:layer="layout" svg:width="2.728cm" svg:height="0.374cm" svg:x="2.459cm" svg:y="13.659cm">
          <draw:text-box>
            <text:p text:style-name="P1"><text:span text:style-name="T3">• </text:span><text:span text:style-name="T3">Swahili - Fluent</text:span></text:p>
          </draw:text-box>
        </draw:frame>
        <draw:frame draw:style-name="gr4" draw:text-style-name="P5" draw:layer="layout" svg:width="5.687cm" svg:height="0.497cm" svg:x="2.54cm" svg:y="14.823cm">
          <draw:text-box>
            <text:p text:style-name="P1"><text:span text:style-name="T5">Certifications and Licenses</text:span></text:p>
          </draw:text-box>
        </draw:frame>
        <draw:frame draw:style-name="gr5" draw:text-style-name="P6" draw:layer="layout" svg:width="7.169cm" svg:height="0.433cm" svg:x="2.54cm" svg:y="15.811cm">
          <draw:text-box>
            <text:p text:style-name="P1"><text:span text:style-name="T6">Google Skills for Digital Marketing</text:span></text:p>
          </draw:text-box>
        </draw:frame>
        <draw:frame draw:style-name="gr2" draw:text-style-name="P3" draw:layer="layout" svg:width="1.204cm" svg:height="0.374cm" svg:x="2.54cm" svg:y="16.305cm">
          <draw:text-box>
            <text:p text:style-name="P1"><text:span text:style-name="T7">Present</text:span></text:p>
          </draw:text-box>
        </draw:frame>
        <draw:frame draw:style-name="gr5" draw:text-style-name="P6" draw:layer="layout" svg:width="6.885cm" svg:height="0.433cm" svg:x="2.54cm" svg:y="17.046cm">
          <draw:text-box>
            <text:p text:style-name="P1"><text:span text:style-name="T6">IIDE Digital Marketing Certificate</text:span></text:p>
          </draw:text-box>
        </draw:frame>
        <draw:frame draw:style-name="gr2" draw:text-style-name="P3" draw:layer="layout" svg:width="1.204cm" svg:height="0.374cm" svg:x="2.54cm" svg:y="17.54cm">
          <draw:text-box>
            <text:p text:style-name="P1"><text:span text:style-name="T7">Present</text:span></text:p>
          </draw:text-box>
        </draw:frame>
        <draw:frame draw:style-name="gr5" draw:text-style-name="P6" draw:layer="layout" svg:width="5.433cm" svg:height="0.433cm" svg:x="2.54cm" svg:y="18.28cm">
          <draw:text-box>
            <text:p text:style-name="P1"><text:span text:style-name="T6">ALX Software Engineering</text:span></text:p>
          </draw:text-box>
        </draw:frame>
        <draw:frame draw:style-name="gr2" draw:text-style-name="P3" draw:layer="layout" svg:width="4.396cm" svg:height="0.374cm" svg:x="2.54cm" svg:y="18.774cm">
          <draw:text-box>
            <text:p text:style-name="P1"><text:span text:style-name="T7">September 2022 to Present</text:span></text:p>
          </draw:text-box>
        </draw:frame>
        <draw:frame draw:style-name="gr2" draw:text-style-name="P3" draw:layer="layout" svg:width="11.288cm" svg:height="0.374cm" svg:x="2.54cm" svg:y="19.392cm">
          <draw:text-box>
            <text:p text:style-name="P1"><text:span text:style-name="T3">An year-long program exploring fundamentals of software Engineering</text:span></text:p>
          </draw:text-box>
        </draw:frame>
        <draw:polygon draw:style-name="gr6" draw:text-style-name="P7" draw:layer="layout" svg:width="1.499cm" svg:height="0.009cm" svg:x="4.476cm" svg:y="23.441cm" svg:viewBox="0 0 1500 10" draw:points="0,0 1500,0 1500,10 0,10">
          <text:p/>
        </draw:polygon>
      </draw:page>
      <draw:page draw:name="page3" draw:style-name="dp1" draw:master-page-name="master-page41">
        <draw:frame draw:style-name="gr2" draw:text-style-name="P3" draw:layer="layout" svg:width="16.669cm" svg:height="0.374cm" svg:x="2.54cm" svg:y="2.557cm">
          <draw:text-box>
            <text:p text:style-name="P1"><text:span text:style-name="T7">Indeed Assessments provides skills tests that are not indicative of a license or certification, or continued</text:span></text:p>
          </draw:text-box>
        </draw:frame>
        <draw:frame draw:style-name="gr2" draw:text-style-name="P3" draw:layer="layout" svg:width="6.102cm" svg:height="0.374cm" svg:x="2.54cm" svg:y="3.016cm">
          <draw:text-box>
            <text:p text:style-name="P1"><text:span text:style-name="T7">development in any professional fiel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Sans" svg:font-family="DejaVuSan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3cm" fo:margin-left="2.5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  <style:master-page style:name="master-page4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9-20T12:00:19.649000000</dc:date>
    <meta:editing-duration>PT1M13S</meta:editing-duration>
    <meta:editing-cycles>1</meta:editing-cycles>
    <meta:document-statistic meta:object-count="71"/>
    <meta:generator>Neat_Office/6.2.8.2$Windows_x86 LibreOffice_project/</meta:generator>
  </office:meta>
</office:document-meta>
</file>